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 style:list-style-name="L1">
      <style:paragraph-properties fo:line-height="150%"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A Part 2 Outline</text:p>
      <text:list xml:id="list5375933476474618770" text:style-name="L1">
        <text:list-item>
          <text:p text:style-name="P3">Begin with basic explanation of how a sub-reddit works</text:p>
          <text:list>
            <text:list-item>
              <text:p text:style-name="P3">Reply system causes branching conversations</text:p>
            </text:list-item>
            <text:list-item>
              <text:p text:style-name="P3">Popular posts rise to the top</text:p>
            </text:list-item>
          </text:list>
        </text:list-item>
        <text:list-item>
          <text:p text:style-name="P3">Types of Rhetoric/Topics</text:p>
          <text:list>
            <text:list-item>
              <text:p text:style-name="P3">Most posts revolve around or include sharing some music</text:p>
            </text:list-item>
            <text:list-item>
              <text:p text:style-name="P3">Discussions/arguments often pop up in threads or there are threads based on them</text:p>
              <text:list>
                <text:list-item>
                  <text:p text:style-name="P3">Most arguments are based solely on logos with little use of ethos or pathos, however it is also very clearly and openly opinion based usually.</text:p>
                </text:list-item>
              </text:list>
            </text:list-item>
          </text:list>
        </text:list-item>
        <text:list-item>
          <text:p text:style-name="P3">The community and its borders</text:p>
          <text:list>
            <text:list-item>
              <text:p text:style-name="P3">The community itself is very easy to get into</text:p>
            </text:list-item>
            <text:list-item>
              <text:p text:style-name="P3">It is extremely large so people and their opinions vary, but the genre of music keeps it together.</text:p>
              <text:list>
                <text:list-item>
                  <text:p text:style-name="P3">This genre has a large amount of specific sub-genres which people tend to divide themselves into</text:p>
                </text:list-item>
              </text:list>
            </text:list-item>
          </text:list>
        </text:list-item>
        <text:list-item>
          <text:p text:style-name="P3">Specialized Language</text:p>
          <text:list>
            <text:list-item>
              <text:p text:style-name="P3">There is a variety of <text:s/>specialized terms ranging from musical terms to things as simple as the names of sub-genres</text:p>
            </text:list-item>
            <text:list-item>
              <text:p text:style-name="P3">Most language is not very complex just specific to the genre since it has unique sounds</text:p>
            </text:list-item>
          </text:list>
        </text:list-item>
        <text:list-item>
          <text:p text:style-name="P3">How it helps define discourse communities</text:p>
          <text:list>
            <text:list-item>
              <text:p text:style-name="P3">Being an electronic community, it has many aspects which were never considered when discourse communities were first discussed.</text:p>
              <text:list>
                <text:list-item>
                  <text:p text:style-name="P3">Responses are easy and instant</text:p>
                </text:list-item>
                <text:list-item>
                  <text:p text:style-name="P3">Anonymity now plays a role in discourse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09-30T22:56:39.58</meta:creation-date>
    <meta:document-statistic meta:table-count="0" meta:image-count="0" meta:object-count="0" meta:page-count="1" meta:paragraph-count="19" meta:word-count="214" meta:character-count="1189"/>
    <dc:date>2015-09-30T23:12:29.71</dc:date>
    <dc:creator>Robert Ritchie</dc:creator>
    <meta:editing-duration>PT39S</meta:editing-duration>
    <meta:editing-cycles>1</meta:editing-cycles>
    <meta:generator>OpenOffice/4.1.1$Win32 OpenOffice.org_project/411m6$Build-9775</meta:generator>
  </office:meta>
</office:document-meta>
</file>